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feb" officeooo:paragraph-rsid="001a3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uahsuahushausuahusahsughaushuahsaushuhaushuah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3:20:57.299301908</meta:creation-date>
    <dc:date>2022-07-08T13:21:18.96394359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9" meta:non-whitespace-character-count="49"/>
    <meta:generator>LibreOffice/6.4.7.2$Linux_X86_64 LibreOffice_project/40$Build-2</meta:generator>
  </office:meta>
</office:document-meta>
</file>